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fo:font-style="italic" style:font-size-asian="10pt" style:font-style-asian="italic" style:font-size-complex="10pt" style:font-style-complex="italic"/>
    </style:style>
    <style:style style:name="T1" style:family="text">
      <style:text-properties fo:background-color="#fffcbf"/>
    </style:style>
    <style:style style:name="T2" style:family="text">
      <style:text-properties fo:font-variant="normal" fo:text-transform="none" fo:color="#000000" style:font-name="Arial1" fo:font-size="15pt" fo:letter-spacing="normal" fo:font-style="normal" fo:font-weight="normal" fo:background-color="#fffcbf"/>
    </style:style>
    <style:style style:name="T3" style:family="text">
      <style:text-properties fo:font-style="italic" fo:background-color="#fffcbf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background-color="#fffedf"/>
    </style:style>
    <style:style style:name="T6" style:family="text">
      <style:text-properties style:font-name="Arial"/>
    </style:style>
    <style:style style:name="T7" style:family="text">
      <style:text-properties style:font-name="Arial" fo:font-size="10pt" style:font-size-asian="10pt" style:font-size-complex="10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aining requirements after feedback for spion.me,</text:p>
      <text:section text:style-name="Sect1" text:name="magicdomid2642">
        <text:p text:style-name="Standard"><text:span text:style-name="T7">originally outlined here:</text:span><text:a xlink:type="simple" xlink:href="http://git.constantvzw.org/?p=osp.work.spion.git;a=blob_plain;f=account/offer-spion-webplatform-attachment.pdf;hb=HEAD"><text:span text:style-name="T7">http://git.constantvzw.org/?p=osp.work.spion.git;a=blob_plain;f=account/offer-spion-webplatform-attachment.pdf;hb=HEAD</text:span></text:a><text:span text:style-name="T7"> </text:span></text:p>
      </text:section>
      <text:section text:style-name="Sect1" text:name="magicdomid2224">
        <text:p text:style-name="P1"><text:line-break/></text:p>
      </text:section>
      <text:section text:style-name="Sect1" text:name="magicdomid2632">
        <text:p text:style-name="Standard"><text:span text:style-name="T7">After the initial round of feedback described at </text:span><text:a xlink:type="simple" xlink:href="http://osp.titanpad.com/157"><text:span text:style-name="T7">http://osp.titanpad.com/157</text:span></text:a><text:span text:style-name="T7"> (the site was subsequently resent to the partners)</text:span></text:p>
      </text:section>
      <text:section text:style-name="Sect1" text:name="magicdomid1934">
        <text:p text:style-name="P1"/>
        <text:p text:style-name="P1">Dd 12-12-2012<text:line-break/></text:p>
      </text:section>
      <text:section text:style-name="Sect1" text:name="magicdomid9">
        <text:p text:style-name="P1">SPION YOU ANALYTICS</text:p>
      </text:section>
      <text:section text:style-name="Sect1" text:name="magicdomid10">
        <text:p text:style-name="P1"><text:line-break/></text:p>
      </text:section>
      <text:section text:style-name="Sect1" text:name="magicdomid1519">
        <text:p text:style-name="P1">- Requirement: the analytics should distinguish between spion.you and spion.them</text:p>
      </text:section>
      <text:section text:style-name="Sect1" text:name="magicdomid1783">
        <text:p text:style-name="P1">- Resolution: this was implemented. The styling specifics can still be scrutinised in the overall style review.</text:p>
      </text:section>
      <text:section text:style-name="Sect1" text:name="magicdomid1520">
        <text:p text:style-name="P1"><text:line-break/></text:p>
      </text:section>
      <text:section text:style-name="Sect1" text:name="magicdomid16">
        <text:p text:style-name="P1">ORDERING</text:p>
      </text:section>
      <text:section text:style-name="Sect1" text:name="magicdomid17">
        <text:p text:style-name="P1"><text:line-break/></text:p>
      </text:section>
      <text:section text:style-name="Sect1" text:name="magicdomid1267">
        <text:p text:style-name="P1">- Requirement: The ordering of researchers on the researchers and workpackage pages is significant.</text:p>
      </text:section>
      <text:section text:style-name="Sect1" text:name="magicdomid1445">
        <text:p text:style-name="P1">Resolution: after discussion the group was in majority for ordering by last name alphabetically (and not showing titles). This was implemented.</text:p>
      </text:section>
      <text:section text:style-name="Sect1" text:name="magicdomid633">
        <text:p text:style-name="P1"><text:line-break/></text:p>
      </text:section>
      <text:section text:style-name="Sect1" text:name="magicdomid645">
        <text:p text:style-name="P1">LAYOUT</text:p>
      </text:section>
      <text:section text:style-name="Sect1" text:name="magicdomid307">
        <text:p text:style-name="P1"><text:line-break/></text:p>
      </text:section>
      <text:section text:style-name="Sect1" text:name="magicdomid417">
        <text:p text:style-name="P1">Requirement: The layout of the side should work on mobile phone screens / on devices width restricted widths</text:p>
      </text:section>
      <text:section text:style-name="Sect1" text:name="magicdomid622">
        <text:p text:style-name="P1">Resolution: on small screen sizes, the size now switches to a fixed layout; the right hand elements no longer overlap the left.</text:p>
      </text:section>
      <text:section text:style-name="Sect1" text:name="magicdomid744">
        <text:p text:style-name="P1"><text:line-break/></text:p>
      </text:section>
      <text:section text:style-name="Sect1" text:name="magicdomid766">
        <text:p text:style-name="P1">EDITORIAL</text:p>
      </text:section>
      <text:section text:style-name="Sect1" text:name="magicdomid767">
        <text:p text:style-name="P1"><text:line-break/></text:p>
      </text:section>
      <text:section text:style-name="Sect1" text:name="magicdomid1114">
        <text:p text:style-name="P1">Requirement: make the project title fit the acronym better.</text:p>
      </text:section>
      <text:section text:style-name="Sect1" text:name="magicdomid743">
        <text:p text:style-name="P1">Resolution: Switched from ‘Privacy and Security’ to ‘Security and Privacy’</text:p>
      </text:section>
      <text:section text:style-name="Sect1" text:name="magicdomid59">
        <text:p text:style-name="P1"><text:line-break/></text:p>
      </text:section>
      <text:section text:style-name="Sect1" text:name="magicdomid60">
        <text:p text:style-name="P1">LOGO</text:p>
      </text:section>
      <text:section text:style-name="Sect1" text:name="magicdomid916">
        <text:p text:style-name="P1"><text:line-break/></text:p>
      </text:section>
      <text:section text:style-name="Sect1" text:name="magicdomid968">
        <text:p text:style-name="P1">Requirement: The logo should work on different screens</text:p>
      </text:section>
      <text:section text:style-name="Sect1" text:name="magicdomid1112">
        <text:p text:style-name="P1">Resolution: The logo is a scalable vector graphic that can be displayed at any zoom-level; if no support for scalable graphics is found it drops back to a bitmap.</text:p>
      </text:section>
      <text:section text:style-name="Sect1" text:name="magicdomid67">
        <text:p text:style-name="P1"><text:line-break/></text:p>
      </text:section>
      <text:section text:style-name="Sect1" text:name="magicdomid68">
        <text:p text:style-name="P1">ADMIN BUG FIXING</text:p>
      </text:section>
      <text:section text:style-name="Sect1" text:name="magicdomid69">
        <text:p text:style-name="P1"><text:line-break/></text:p>
      </text:section>
      <text:section text:style-name="Sect1" text:name="magicdomid75">
        <text:p text:style-name="P1">Requirement: The set of categories for publications is insufficient</text:p>
      </text:section>
      <text:section text:style-name="Sect1" text:name="magicdomid76">
        <text:p text:style-name="P1">Resolution: We’ve set categories to be user editable</text:p>
      </text:section>
      <text:section text:style-name="Sect1" text:name="magicdomid77">
        <text:p text:style-name="P1"><text:line-break/></text:p>
      </text:section>
      <text:section text:style-name="Sect1" text:name="magicdomid78">
        <text:p text:style-name="P1">Requirement: Setting no user profile picture should not produce an error</text:p>
      </text:section>
      <text:section text:style-name="Sect1" text:name="magicdomid1113">
        <text:p text:style-name="P1">Resolution: The site now accounts for this by dropping the reference for the image if none is set.</text:p>
      </text:section>
      <text:section text:style-name="Sect1" text:name="magicdomid2239">
        <text:p text:style-name="P1"><text:line-break/></text:p>
      </text:section>
      <text:section text:style-name="Sect1" text:name="magicdomid2581">
        <text:p text:style-name="P1">SEDA’S NOTES<text:line-break/></text:p>
      </text:section>
      <text:section text:style-name="Sect1" text:name="magicdomid83">
        <text:p text:style-name="P1">Requirement: because of the lengthy feedback process it feels like the site has a ‘design by commitee’ feel, it <text:soft-page-break/>needs a round of design revisions to arrive at a focused feel.</text:p>
      </text:section>
      <text:section text:style-name="Sect1" text:name="magicdomid84">
        <text:p text:style-name="P2">To be resolved</text:p>
      </text:section>
      <text:section text:style-name="Sect1" text:name="magicdomid2390">
        <text:p text:style-name="P1">b) Requirement: the homepage feels empty on large screens, not really alive. How can we edit the boxes that are on the home page?</text:p>
      </text:section>
      <text:section text:style-name="Sect1" text:name="magicdomid2577">
        <text:p text:style-name="P1">Resolution: <text:span text:style-name="T4">While the homepage initially was much more ‘alive’, this didn’t fit with the partners because of chaotical. Is there a way to bring in dynamic elements and still maintain a sense of focus? To be resolved</text:span></text:p>
      </text:section>
      <text:section text:style-name="Sect1" text:name="magicdomid1932">
        <text:p text:style-name="P1"><text:line-break/></text:p>
      </text:section>
      <text:section text:style-name="Sect1" text:name="magicdomid86">
        <text:p text:style-name="P1">Requirement: </text:p>
      </text:section>
      <text:section text:style-name="Sect1" text:name="magicdomid87">
        <text:p text:style-name="P1">- As the number of publications increase, it becomes more necessary to order them.</text:p>
      </text:section>
      <text:section text:style-name="Sect1" text:name="magicdomid88">
        <text:p text:style-name="P1">a) Find a way to make ordering that is compatible with the automatic layout process</text:p>
      </text:section>
      <text:section text:style-name="Sect1" text:name="magicdomid89">
        <text:p text:style-name="P2">To be resolved</text:p>
      </text:section>
      <text:section text:style-name="Sect1" text:name="magicdomid90">
        <text:p text:style-name="P1">b) The default ordering should be: by publication type, by date</text:p>
      </text:section>
      <text:section text:style-name="Sect1" text:name="magicdomid91">
        <text:p text:style-name="P2">To be resolved</text:p>
      </text:section>
      <text:section text:style-name="Sect1" text:name="magicdomid92">
        <text:p text:style-name="P1">c) The order of publication types should be user-editable. </text:p>
      </text:section>
      <text:section text:style-name="Sect1" text:name="magicdomid93">
        <text:p text:style-name="P2">To be resolved</text:p>
      </text:section>
      <text:section text:style-name="Sect1" text:name="magicdomid94">
        <text:p text:style-name="P1"><text:line-break/></text:p>
      </text:section>
      <text:section text:style-name="Sect1" text:name="magicdomid95">
        <text:p text:style-name="P1">(implementation detail: the publication date is currently year only, for ordering by time to work the date field should be a specific date)</text:p>
      </text:section>
      <text:section text:style-name="Sect1" text:name="magicdomid96">
        <text:p text:style-name="P1"><text:line-break/></text:p>
      </text:section>
      <text:section text:style-name="Sect1" text:name="magicdomid97">
        <text:p text:style-name="P1">- Requirement: Find a way to order news that is compatible with the automatic layout process</text:p>
      </text:section>
      <text:section text:style-name="Sect1" text:name="magicdomid199">
        <text:p text:style-name="P2">To be resolved</text:p>
      </text:section>
      <text:section text:style-name="Sect1" text:name="magicdomid119">
        <text:p text:style-name="P1"><text:line-break/></text:p>
      </text:section>
      <text:section text:style-name="Sect1" text:name="magicdomid185">
        <text:p text:style-name="P1">- Requirement: News should be called ‘Announcements’ and have its own tab.</text:p>
      </text:section>
      <text:section text:style-name="Sect1" text:name="magicdomid796">
        <text:p text:style-name="P1">Resolution: this was implemented.</text:p>
      </text:section>
      <text:section text:style-name="Sect1" text:name="magicdomid797">
        <text:p text:style-name="P1"><text:line-break/></text:p>
      </text:section>
      <text:section text:style-name="Sect1" text:name="magicdomid801">
        <text:p text:style-name="P1">- Requirement: In the publication view, if the publication is a deliverable, there should be link to the relevant work_package If publication is not a deliverable, don’t link to the work package. Instead the author list can be bigger.</text:p>
      </text:section>
      <text:section text:style-name="Sect1" text:name="magicdomid802">
        <text:p text:style-name="P2">To be resolved</text:p>
      </text:section>
      <text:section text:style-name="Sect1" text:name="magicdomid912">
        <text:p text:style-name="P1">b) the Authors list should be manually sortable (the order of authors relates to their importance in the project)</text:p>
      </text:section>
      <text:section text:style-name="Sect1" text:name="magicdomid914">
        <text:p text:style-name="P2">To be resolved</text:p>
      </text:section>
      <text:section text:style-name="Sect1" text:name="magicdomid840">
        <text:p text:style-name="P1"><text:line-break/></text:p>
      </text:section>
      <text:section text:style-name="Sect1" text:name="magicdomid2263">
        <text:p text:style-name="P1">OSP FEEDBACK</text:p>
      </text:section>
      <text:section text:style-name="Sect1" text:name="magicdomid109">
        <text:p text:style-name="P1"><text:line-break/></text:p>
      </text:section>
      <text:section text:style-name="Sect1" text:name="magicdomid769">
        <text:p text:style-name="P1">Requirement: pages should have readable url addresses</text:p>
      </text:section>
      <text:section text:style-name="Sect1" text:name="magicdomid112">
        <text:p text:style-name="P1">Resolution: We added pretty url’s</text:p>
      </text:section>
      <text:section text:style-name="Sect1" text:name="magicdomid113">
        <text:p text:style-name="Standard"><text:span text:style-name="T7">( </text:span><text:a xlink:type="simple" xlink:href="http://spion.schr.fr/publication/1"><text:span text:style-name="T7">http://spion.schr.fr/publication/1</text:span></text:a><text:span text:style-name="T7"> -&gt; </text:span><text:a xlink:type="simple" xlink:href="http://spion.schr.fr/publication/ob-pws-obfuscation-based-private-web-search"><text:span text:style-name="T7">http://spion.schr.fr/publication/ob-pws-obfuscation-based-private-web-search</text:span></text:a><text:span text:style-name="T7"> )</text:span></text:p>
      </text:section>
      <text:section text:style-name="Sect1" text:name="magicdomid114">
        <text:p text:style-name="P1"><text:line-break/></text:p>
      </text:section>
      <text:section text:style-name="Sect1" text:name="magicdomid768">
        <text:p text:style-name="P1">Requirement: pages should have specific titles for bookmarking/googling</text:p>
      </text:section>
      <text:section text:style-name="Sect1" text:name="magicdomid117">
        <text:p text:style-name="P1">Resolution: We added specific &lt;Title&gt; fields for each page.</text:p>
      </text:section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Schrijver</meta:initial-creator>
    <meta:creation-date>2012-12-19T22:39:17</meta:creation-date>
    <dc:date>2012-12-19T22:44:09</dc:date>
    <dc:creator>Eric Schrijver</dc:creator>
    <meta:editing-duration>P0D</meta:editing-duration>
    <meta:editing-cycles>1</meta:editing-cycles>
    <meta:document-statistic meta:table-count="0" meta:image-count="0" meta:object-count="0" meta:page-count="2" meta:paragraph-count="75" meta:word-count="556" meta:character-count="3687" meta:non-whitespace-character-count="3155"/>
    <meta:generator>LibreOffice/3.5$Linux_X86_64 LibreOffice_project/350m1$Build-2</meta:generator>
  </office:meta>
</office:document-meta>
</file>